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V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92in" style:rel-column-width="3118*"/>
    </style:style>
    <style:style style:name="Table2.B" style:family="table-column">
      <style:table-column-properties style:column-width="0.3299in" style:rel-column-width="3120*"/>
    </style:style>
    <style:style style:name="Table2.C" style:family="table-column">
      <style:table-column-properties style:column-width="0.3299in" style:rel-column-width="3121*"/>
    </style:style>
    <style:style style:name="Table2.F" style:family="table-column">
      <style:table-column-properties style:column-width="0.3299in" style:rel-column-width="3122*"/>
    </style:style>
    <style:style style:name="Table2.T" style:family="table-column">
      <style:table-column-properties style:column-width="0.3299in" style:rel-column-width="3123*"/>
    </style:style>
    <style:style style:name="Table2.A1" style:family="table-cell">
      <style:table-cell-properties fo:padding="0.0382in" fo:border-left="0.05pt solid #000000" fo:border-right="none" fo:border-top="0.05pt solid #000000" fo:border-bottom="0.05pt solid #000000"/>
    </style:style>
    <style:style style:name="Table2.U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U2" style:family="table-cell">
      <style:table-cell-properties fo:padding="0.0382in" fo:border-left="0.05pt solid #000000" fo:border-right="0.05pt solid #000000" fo:border-top="none" fo:border-bottom="0.05pt solid #000000"/>
    </style:style>
    <style:style style:name="Table2.U3" style:family="table-cell">
      <style:table-cell-properties fo:padding="0.0382in" fo:border-left="0.05pt solid #000000" fo:border-right="0.05pt solid #000000" fo:border-top="none" fo:border-bottom="0.05pt solid #000000"/>
    </style:style>
    <style:style style:name="Table2.U4" style:family="table-cell">
      <style:table-cell-properties fo:padding="0.0382in" fo:border-left="0.05pt solid #000000" fo:border-right="0.05pt solid #000000" fo:border-top="none" fo:border-bottom="0.05pt solid #000000"/>
    </style:style>
    <style:style style:name="Table2.U5" style:family="table-cell">
      <style:table-cell-properties fo:padding="0.0382in" fo:border-left="0.05pt solid #000000" fo:border-right="0.05pt solid #000000" fo:border-top="none" fo:border-bottom="0.05pt solid #000000"/>
    </style:style>
    <style:style style:name="Table2.U6" style:family="table-cell">
      <style:table-cell-properties fo:padding="0.0382in" fo:border-left="0.05pt solid #000000" fo:border-right="0.05pt solid #000000" fo:border-top="none" fo:border-bottom="0.05pt solid #000000"/>
    </style:style>
    <style:style style:name="Table2.U7" style:family="table-cell">
      <style:table-cell-properties fo:padding="0.0382in" fo:border-left="0.05pt solid #000000" fo:border-right="0.05pt solid #000000" fo:border-top="none" fo:border-bottom="0.05pt solid #000000"/>
    </style:style>
    <style:style style:name="Table2.U8" style:family="table-cell">
      <style:table-cell-properties fo:padding="0.0382in" fo:border-left="0.05pt solid #000000" fo:border-right="0.05pt solid #000000" fo:border-top="none" fo:border-bottom="0.05pt solid #000000"/>
    </style:style>
    <style:style style:name="Table2.U9" style:family="table-cell">
      <style:table-cell-properties fo:padding="0.0382in" fo:border-left="0.05pt solid #000000" fo:border-right="0.05pt solid #000000" fo:border-top="none" fo:border-bottom="0.05pt solid #000000"/>
    </style:style>
    <style:style style:name="Table2.U10" style:family="table-cell">
      <style:table-cell-properties fo:padding="0.0382in" fo:border-left="0.05pt solid #000000" fo:border-right="0.05pt solid #000000" fo:border-top="none" fo:border-bottom="0.05pt solid #000000"/>
    </style:style>
    <style:style style:name="Table2.U11" style:family="table-cell">
      <style:table-cell-properties fo:padding="0.0382in" fo:border-left="0.05pt solid #000000" fo:border-right="0.05pt solid #000000" fo:border-top="none" fo:border-bottom="0.05pt solid #000000"/>
    </style:style>
    <style:style style:name="Table2.U12" style:family="table-cell">
      <style:table-cell-properties fo:padding="0.0382in" fo:border-left="0.05pt solid #000000" fo:border-right="0.05pt solid #000000" fo:border-top="none" fo:border-bottom="0.05pt solid #000000"/>
    </style:style>
    <style:style style:name="Table2.U13" style:family="table-cell">
      <style:table-cell-properties fo:padding="0.0382in" fo:border-left="0.05pt solid #000000" fo:border-right="0.05pt solid #000000" fo:border-top="none" fo:border-bottom="0.05pt solid #000000"/>
    </style:style>
    <style:style style:name="Table2.U14" style:family="table-cell">
      <style:table-cell-properties fo:padding="0.0382in" fo:border-left="0.05pt solid #000000" fo:border-right="0.05pt solid #000000" fo:border-top="none" fo:border-bottom="0.05pt solid #000000"/>
    </style:style>
    <style:style style:name="Table2.U15"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fo:color="#999999"/>
    </style:style>
    <style:style style:name="P4" style:family="paragraph" style:parent-style-name="Table_20_Contents">
      <style:text-properties fo:color="#b3b3b3"/>
    </style:style>
    <style:style style:name="P5" style:family="paragraph" style:parent-style-name="Text_20_body">
      <style:text-properties fo:font-style="italic" style:text-underline-style="solid" style:text-underline-width="auto" style:text-underline-color="font-color" style:font-style-asian="italic" style:font-style-complex="italic"/>
    </style:style>
    <style:style style:name="P6" style:family="paragraph" style:parent-style-name="Text_20_body">
      <style:paragraph-properties>
        <style:tab-stops>
          <style:tab-stop style:position="0.1146in"/>
        </style:tab-stops>
      </style:paragraph-properties>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style:use-window-font-color="true" fo:font-size="8pt" style:font-size-asian="8pt" style:font-size-complex="8pt"/>
    </style:style>
    <style:style style:name="T7"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8" style:family="text">
      <style:text-properties style:use-window-font-color="true" fo:font-size="8pt" style:text-underline-style="solid" style:text-underline-width="auto" style:text-underline-color="font-color" style:font-size-asian="8pt" style:font-size-complex="8pt"/>
    </style:style>
    <style:style style:name="T9" style:family="text">
      <style:text-properties fo:font-style="normal" style:font-style-asian="normal"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fo:font-weight="normal" style:font-size-asian="10.5pt" style:font-weight-asian="normal" style:font-size-complex="12pt" style:font-weight-complex="normal"/>
    </style:style>
    <style:style style:name="T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Times New Roman" fo:font-size="10pt" fo:font-weight="normal" style:font-size-asian="10pt" style:font-weight-asian="normal" style:font-size-complex="10pt" style:font-weight-complex="normal"/>
    </style:style>
    <style:style style:name="T15" style:family="text">
      <style:text-properties fo:font-size="12pt" style:font-size-asian="12pt" style:font-size-complex="12pt"/>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Times New Roman" fo:font-size="10pt" style:font-size-asian="10pt" style:font-size-complex="10pt"/>
    </style:style>
    <style:style style:name="T18" style:family="text">
      <style:text-properties style:font-name="Times New Roman" fo:font-size="10pt" fo:font-weight="normal" style:font-size-asian="10pt" style:font-weight-asian="normal" style:font-size-complex="10pt" style:font-weight-complex="normal"/>
    </style:style>
    <style:style style:name="T19" style:family="text">
      <style:text-properties fo:font-size="10pt" fo:font-style="normal" style:font-size-asian="10pt" style:font-style-asian="normal" style:font-size-complex="10pt" style:font-style-complex="normal"/>
    </style:style>
    <style:style style:name="T20" style:family="text">
      <style:text-properties fo:color="#666666" style:font-name="Times New Roman" fo:font-size="10pt" fo:font-weight="normal" style:font-size-asian="10pt" style:font-weight-asian="normal" style:font-size-complex="10pt" style:font-weight-complex="normal"/>
    </style:style>
    <style:style style:name="T21" style:family="text">
      <style:text-properties fo:color="#666666" style:font-name="Times New Roman" fo:font-size="10pt" style:font-size-asian="10pt" style:font-size-complex="10pt"/>
    </style:style>
    <style:style style:name="T22" style:family="text">
      <style:text-properties fo:color="#666666" style:font-name="Times New Roman" fo:font-size="10pt" fo:font-weight="normal" style:font-size-asian="10pt" style:font-weight-asian="normal" style:font-size-complex="10pt" style:font-weight-complex="normal"/>
    </style:style>
    <style:style style:name="T23" style:family="text">
      <style:text-properties fo:color="#666666" fo:font-size="10pt" fo:font-style="normal" style:font-size-asian="10pt" style:font-style-asian="normal" style:font-size-complex="10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
      <text:p text:style-name="P5">insert image – parts_required.png</text:p>
      <text:p text:style-name="Text_20_body"/>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text:p>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5">insert image – infrared_leds.jpg</text:p>
      <text:p text:style-name="Text_20_body"><text:soft-page-break/></text:p>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5">insert image – sparkfun_ir_receiver.jp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9">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pan text:style-name="Citation"><text:span text:style-name="T1"><text:s/></text:span></text:span><text:span text:style-name="Citation"><text:span text:style-name="T19"><text:s/>int pulse_pin = 6; <text:s/></text:span></text:span><text:span text:style-name="Citation"><text:span text:style-name="T23">// create a variable called pulse_pin attached to pin D6 on Arduino</text:span></text:span></text:p>
      <text:p text:style-name="Text_20_body"><text:s text:c="2"/><text:span text:style-name="Teletype"><text:span text:style-name="T17">pulse_val = pulseIn(pulse_pin, HIGH, 20000); </text:span></text:span><text:span text:style-name="Teletype"><text:span text:style-name="T21"><text:s/>// read the pulse_pin on D6, to see if a pulse is present</text:span></text:span></text:p>
      <text:p text:style-name="Text_20_body"><text:soft-page-break/></text:p>
      <text:p text:style-name="Text_20_body"><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text:soft-page-break/>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text:span text:style-name="Citation"><text:span text:style-name="T23">// create a variable called pulse_pin attached to pin D6 on Arduino</text:span></text:span>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text:soft-page-break/>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5">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0"/></text:span></text:p>
      <text:p text:style-name="Text_20_body"><text:span text:style-name="Teletype"><text:span text:style-name="T10"><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0"><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text:soft-page-break/>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12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5">// connect IR receiver to this pin- I used pin D12,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text:soft-page-break/>data on your Serial monitor similar to the image below:</text:p>
      <text:p text:style-name="P5">insert image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In chart example 1.7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example 1.7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Signal_2 = “010”</text:p>
      <text:p text:style-name="Text_20_body"><text:soft-page-break/>Signal_3 = “011”</text:p>
      <text:p text:style-name="Text_20_body">Signal_4 = “100”</text:p>
      <text:p text:style-name="Text_20_body"/>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8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6">00000010</text:span></text:span><text:span text:style-name="Teletype"><text:span text:style-name="T8">01</text:span></text:span><text:span text:style-name="Teletype"><text:span text:style-name="T7">0</text:span></text:span><text:span text:style-name="Teletype"><text:span text:style-name="T6">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1"><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that was not previously an active bit.</text:span></text:span></text:p>
      <text:p text:style-name="Text_20_body"><text:span text:style-name="Teletype"><text:span text:style-name="T11"><text:s text:c="2"/></text:span></text:span></text:p>
      <text:h text:style-name="Heading_20_2" text:outline-level="2"><text:span text:style-name="Teletype"><text:span text:style-name="T16">Infrared Helicopter Remote</text:span></text:span></text:h>
      <text:p text:style-name="Text_20_body"><text:span text:style-name="Teletype"><text:span text:style-name="T11"/></text:span></text:p>
      <text:p text:style-name="Text_20_body"><text:span text:style-name="Teletype"><text:span text:style-name="T11"><text:s text:c="2"/>Using a TV remote is neat when you are testing, but ultimately it is nice to have real-time control of your robot. A TV remote will only send out signals when you press a button, causing the robot to have jerky movements and be difficult to control. Some infrared remote controls (specifically toy Infrared helicopter remotes) send out a constant stream of pulse signals that will keep our robot moving, these are much easier to use and can be used without harming your toy helicopter. If you don't have a toy helicopter, you might still be able to find one from a friend with a broken helicopter or from the thrift-</text:span></text:span><text:soft-page-break/><text:span text:style-name="Teletype"><text:span text:style-name="T11">store for a few dollars. If you cannot locate one, you can still use the standard TV remote method to control your robot.</text:span></text:span></text:p>
      <text:h text:style-name="Heading_20_3" text:outline-level="3"><text:span text:style-name="Teletype"><text:span text:style-name="T16">Decoding Speed</text:span></text:span></text:h>
      <text:p text:style-name="Text_20_body"><text:span text:style-name="Teletype"><text:span text:style-name="T11"><text:s text:c="2"/>The first step to decoding these signals is to upload the code and open your Serial monitor. Now turn on your IR remote and move the throttle stick – this should prompt some signals to be read by your Arduin0o and appear on your serial monitor window. The first thing I would do is count the number of digits1 that consistently appear in each string (I observed 20 digits per string). Here is a table of the valu0es I observed – the top row is the index of each string character and the S1 – S14 represents the 14 diff1erent speed signals I recorded:</text:span></text:span></text:p>
      <text:p text:style-name="Text_20_body"><text:span text:style-name="Teletype"><text:span text:style-name="T11"/></text:span></text:p>
      <text:p text:style-name="Text_20_body"><text:span text:style-name="Teletype"><text:span text:style-name="T11">Table x.x – chart of the speed values I recorded from my IR helicopter remote</text:span></text:span></text:p>
      <table:table table:name="Table2" table:style-name="Table2">
        <table:table-column table:style-name="Table2.A"/>
        <table:table-column table:style-name="Table2.B"/>
        <table:table-column table:style-name="Table2.C" table:number-columns-repeated="2"/>
        <table:table-column table:style-name="Table2.B"/>
        <table:table-column table:style-name="Table2.F"/>
        <table:table-column table:style-name="Table2.C" table:number-columns-repeated="2"/>
        <table:table-column table:style-name="Table2.B" table:number-columns-repeated="2"/>
        <table:table-column table:style-name="Table2.C"/>
        <table:table-column table:style-name="Table2.B"/>
        <table:table-column table:style-name="Table2.F"/>
        <table:table-column table:style-name="Table2.C"/>
        <table:table-column table:style-name="Table2.B" table:number-columns-repeated="3"/>
        <table:table-column table:style-name="Table2.C"/>
        <table:table-column table:style-name="Table2.B"/>
        <table:table-column table:style-name="Table2.T" table:number-columns-repeated="2"/>
        <table:table-row>
          <table:table-cell table:style-name="Table2.A1" office:value-type="string">
            <text:p text:style-name="Table_20_Contents"/>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14</text:p>
          </table:table-cell>
          <table:table-cell table:style-name="Table2.A1" office:value-type="string">
            <text:p text:style-name="Table_20_Contents">15</text:p>
          </table:table-cell>
          <table:table-cell table:style-name="Table2.A1" office:value-type="string">
            <text:p text:style-name="Table_20_Contents">16</text:p>
          </table:table-cell>
          <table:table-cell table:style-name="Table2.A1" office:value-type="string">
            <text:p text:style-name="Table_20_Contents">17</text:p>
          </table:table-cell>
          <table:table-cell table:style-name="Table2.A1" office:value-type="string">
            <text:p text:style-name="Table_20_Contents">18</text:p>
          </table:table-cell>
          <table:table-cell table:style-name="Table2.U1" office:value-type="string">
            <text:p text:style-name="Table_20_Contents">19</text:p>
          </table:table-cell>
        </table:table-row>
        <table:table-row>
          <table:table-cell table:style-name="Table2.A2" office:value-type="string">
            <text:p text:style-name="Table_20_Contents">s1</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2</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3" office:value-type="string">
            <text:p text:style-name="P4">0</text:p>
          </table:table-cell>
        </table:table-row>
        <table:table-row>
          <table:table-cell table:style-name="Table2.A2" office:value-type="string">
            <text:p text:style-name="Table_20_Contents">s3</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4" office:value-type="string">
            <text:p text:style-name="P4">0</text:p>
          </table:table-cell>
        </table:table-row>
        <table:table-row>
          <table:table-cell table:style-name="Table2.A2" office:value-type="string">
            <text:p text:style-name="Table_20_Contents">s4</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5" office:value-type="string">
            <text:p text:style-name="P4">0</text:p>
          </table:table-cell>
        </table:table-row>
        <table:table-row>
          <table:table-cell table:style-name="Table2.A2" office:value-type="string">
            <text:p text:style-name="Table_20_Contents">s5</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6" office:value-type="string">
            <text:p text:style-name="P4">0</text:p>
          </table:table-cell>
        </table:table-row>
        <table:table-row>
          <table:table-cell table:style-name="Table2.A2" office:value-type="string">
            <text:p text:style-name="Table_20_Contents">s6</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7" office:value-type="string">
            <text:p text:style-name="P4">0</text:p>
          </table:table-cell>
        </table:table-row>
        <table:table-row>
          <table:table-cell table:style-name="Table2.A2" office:value-type="string">
            <text:p text:style-name="Table_20_Contents">s7</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8" office:value-type="string">
            <text:p text:style-name="P4">0</text:p>
          </table:table-cell>
        </table:table-row>
        <table:table-row>
          <table:table-cell table:style-name="Table2.A2" office:value-type="string">
            <text:p text:style-name="Table_20_Contents">s8</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9" office:value-type="string">
            <text:p text:style-name="P4">0</text:p>
          </table:table-cell>
        </table:table-row>
        <table:table-row>
          <table:table-cell table:style-name="Table2.A2" office:value-type="string">
            <text:p text:style-name="Table_20_Contents">s9</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0" office:value-type="string">
            <text:p text:style-name="P4">0</text:p>
          </table:table-cell>
        </table:table-row>
        <table:table-row>
          <table:table-cell table:style-name="Table2.A2" office:value-type="string">
            <text:p text:style-name="Table_20_Contents">s1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1" office:value-type="string">
            <text:p text:style-name="P4">0</text:p>
          </table:table-cell>
        </table:table-row>
        <table:table-row>
          <table:table-cell table:style-name="Table2.A2" office:value-type="string">
            <text:p text:style-name="Table_20_Contents">s1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2" office:value-type="string">
            <text:p text:style-name="P4">0</text:p>
          </table:table-cell>
        </table:table-row>
        <table:table-row>
          <table:table-cell table:style-name="Table2.A2" office:value-type="string">
            <text:p text:style-name="Table_20_Contents">s12</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3" office:value-type="string">
            <text:p text:style-name="P4">0</text:p>
          </table:table-cell>
        </table:table-row>
        <table:table-row>
          <table:table-cell table:style-name="Table2.A2" office:value-type="string">
            <text:p text:style-name="Table_20_Contents">s13</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4" office:value-type="string">
            <text:p text:style-name="P4">0</text:p>
          </table:table-cell>
        </table:table-row>
        <table:table-row>
          <table:table-cell table:style-name="Table2.A2" office:value-type="string">
            <text:p text:style-name="Table_20_Contents">s14</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1</text:p>
          </table:table-cell>
          <table:table-cell table:style-name="Table2.A2" office:value-type="string">
            <text:p text:style-name="Table_20_Contents">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15" office:value-type="string">
            <text:p text:style-name="P4">0</text:p>
          </table:table-cell>
        </table:table-row>
      </table:table>
      <text:p text:style-name="Text_20_body"><text:span text:style-name="Teletype"><text:span text:style-name="T16"/></text:span></text:p>
      <text:p text:style-name="Text_20_body"><text:span text:style-name="Teletype"><text:span text:style-name="T11"><text:s text:c="2"/>Next, you should check to see what digits change when you move your throttle stick. I noticed that the digits in index positions 7, 8, 9, and 10 changed as I moved the throttle to 100%. So I opened up a Spreadsheet (Libre Office is open-source) and recorded each unique value as I moved the throttle control. When I was finished recording, I recognized 14 different speed steps that had unique codes, so I recorded these 4 digit values as variables in my Arduino sketch (speed1 </text:span></text:span><text:span text:style-name="Teletype"><text:span text:style-name="T13">through</text:span></text:span><text:span text:style-name="Teletype"><text:span text:style-name="T11"> speed14). If you record different values, you can change the variables that I made to match your own values. You shouldn't have to change any functions in the code, just the String variables at the top of the sketch:</text:span></text:span></text:p>
      <text:p text:style-name="Text_20_body"><text:span text:style-name="Teletype"><text:span text:style-name="T11"/></text:span></text:p>
      <text:p text:style-name="Text_20_body"><text:span text:style-name="Teletype"><text:span text:style-name="T14">String speed1 = "0000";</text:span></text:span></text:p>
      <text:p text:style-name="Text_20_body"><text:span text:style-name="Teletype"><text:span text:style-name="T14">String speed2 = "0010";</text:span></text:span></text:p>
      <text:p text:style-name="Text_20_body"><text:span text:style-name="Teletype"><text:span text:style-name="T14">String speed3 = "0011";</text:span></text:span></text:p>
      <text:p text:style-name="Text_20_body"><text:soft-page-break/><text:span text:style-name="Teletype"><text:span text:style-name="T14">String speed4 = "0100";</text:span></text:span></text:p>
      <text:p text:style-name="Text_20_body"><text:span text:style-name="Teletype"><text:span text:style-name="T14">String speed5 = "0101";</text:span></text:span></text:p>
      <text:p text:style-name="Text_20_body"><text:span text:style-name="Teletype"><text:span text:style-name="T14">String speed6 = "0110";</text:span></text:span></text:p>
      <text:p text:style-name="Text_20_body"><text:span text:style-name="Teletype"><text:span text:style-name="T14">String speed7 = "0111";</text:span></text:span></text:p>
      <text:p text:style-name="Text_20_body"><text:span text:style-name="Teletype"><text:span text:style-name="T14">String speed8 = "1000";</text:span></text:span></text:p>
      <text:p text:style-name="Text_20_body"><text:span text:style-name="Teletype"><text:span text:style-name="T14">String speed9 = "1001";</text:span></text:span></text:p>
      <text:p text:style-name="Text_20_body"><text:span text:style-name="Teletype"><text:span text:style-name="T14">String speed10 = "1010";</text:span></text:span></text:p>
      <text:p text:style-name="Text_20_body"><text:span text:style-name="Teletype"><text:span text:style-name="T14">String speed11 = "1011";</text:span></text:span></text:p>
      <text:p text:style-name="Text_20_body"><text:span text:style-name="Teletype"><text:span text:style-name="T14">String speed12 = "1100";</text:span></text:span></text:p>
      <text:p text:style-name="Text_20_body"><text:span text:style-name="Teletype"><text:span text:style-name="T14">String speed13 = "1101";</text:span></text:span></text:p>
      <text:p text:style-name="Text_20_body"><text:span text:style-name="Teletype"><text:span text:style-name="T14">String speed14 = "1110";</text:span></text:span></text:p>
      <text:p text:style-name="Text_20_body"><text:span text:style-name="Teletype"><text:span text:style-name="T14"/></text:span></text:p>
      <text:p text:style-name="Text_20_body"><text:span text:style-name="Teletype"><text:span text:style-name="T12"><text:s text:c="2"/>The decode_speed() function is in place to contain some “if” statements to determine what speed value the infrared controller is sending across. Since I recorded 14 different speed step values, I wanted to break up each step into equal speed increases as to smooth out the acceleration and turning. The Arduino PWM value ranges from 0 to 255, so we need to break this range up into 14 somewhat equal parts. We could have mapped the value from 1-14, to 0-255 – but I decided that it was easier to read by listing each speed increase out in the code. </text:span></text:span></text:p>
      <text:p text:style-name="Text_20_body"><text:span text:style-name="Teletype"><text:span text:style-name="T12"/></text:span></text:p>
      <text:p text:style-name="Text_20_body"><text:span text:style-name="Teletype"><text:span text:style-name="T14">void decode_speed(){</text:span></text:span></text:p>
      <text:p text:style-name="Text_20_body"><text:span text:style-name="Teletype"><text:span text:style-name="T14"><text:s text:c="2"/>// check values of indexes 7 through 10 of IRstring to see if they are equal to any of the recorded speed values (speed1-14)</text:span></text:span></text:p>
      <text:p text:style-name="Text_20_body"><text:span text:style-name="Teletype"><text:span text:style-name="T14"><text:s text:c="2"/>// Arduino PWM max speed value is 255, I measured 14 speed values (steps) from the IR sensor. </text:span></text:span></text:p>
      <text:p text:style-name="Text_20_body"><text:span text:style-name="Teletype"><text:span text:style-name="T14"><text:s text:c="2"/>// 255/14 = 18.2, so I started at PWM 0 with speed1 and incremented by 20 (rounded up from 18.2) for each speed step until reaching PWM 255 with speed14.</text:span></text:span></text:p>
      <text:p text:style-name="Text_20_body"><text:span text:style-name="Teletype"><text:span text:style-name="T14"><text:s text:c="2"/>if <text:s text:c="5"/>(IRstring.substring(7,11) == speed1){speed_val = 0;}</text:span></text:span></text:p>
      <text:p text:style-name="Text_20_body"><text:span text:style-name="Teletype"><text:span text:style-name="T14"><text:s text:c="2"/>else if (IRstring.substring(7,11) == speed2){speed_val = 20;}</text:span></text:span></text:p>
      <text:p text:style-name="Text_20_body"><text:span text:style-name="Teletype"><text:span text:style-name="T14"><text:s text:c="2"/>else if (IRstring.substring(7,11) == speed3){speed_val = 40;}</text:span></text:span></text:p>
      <text:p text:style-name="Text_20_body"><text:span text:style-name="Teletype"><text:span text:style-name="T14"><text:s text:c="2"/>else if (IRstring.substring(7,11) == speed4){speed_val = 60;}</text:span></text:span></text:p>
      <text:p text:style-name="Text_20_body"><text:span text:style-name="Teletype"><text:span text:style-name="T14"><text:s text:c="2"/>else if (IRstring.substring(7,11) == speed5){speed_val = 80;}</text:span></text:span></text:p>
      <text:p text:style-name="Text_20_body"><text:span text:style-name="Teletype"><text:span text:style-name="T14"><text:s text:c="2"/>else if (IRstring.substring(7,11) == speed6){speed_val = 100;}</text:span></text:span></text:p>
      <text:p text:style-name="Text_20_body"><text:span text:style-name="Teletype"><text:span text:style-name="T14"><text:s text:c="2"/>else if (IRstring.substring(7,11) == speed7){speed_val = 120;}</text:span></text:span></text:p>
      <text:p text:style-name="Text_20_body"><text:span text:style-name="Teletype"><text:span text:style-name="T14"><text:s text:c="2"/>else if (IRstring.substring(7,11) == speed8){speed_val = 140;}</text:span></text:span></text:p>
      <text:p text:style-name="Text_20_body"><text:span text:style-name="Teletype"><text:span text:style-name="T14"><text:s text:c="2"/>else if (IRstring.substring(7,11) == speed9){speed_val = 160;}</text:span></text:span></text:p>
      <text:p text:style-name="Text_20_body"><text:span text:style-name="Teletype"><text:span text:style-name="T14"><text:s text:c="2"/>else if (IRstring.substring(7,11) == speed10){speed_val = 180;}</text:span></text:span></text:p>
      <text:p text:style-name="Text_20_body"><text:span text:style-name="Teletype"><text:span text:style-name="T14"><text:s text:c="2"/>else if (IRstring.substring(7,11) == speed11){speed_val = 200;}</text:span></text:span></text:p>
      <text:p text:style-name="Text_20_body"><text:span text:style-name="Teletype"><text:span text:style-name="T14"><text:s text:c="2"/>else if (IRstring.substring(7,11) == speed12){speed_val = 220;}</text:span></text:span></text:p>
      <text:p text:style-name="Text_20_body"><text:span text:style-name="Teletype"><text:span text:style-name="T14"><text:s text:c="2"/>else if (IRstring.substring(7,11) == speed13){speed_val = 240;}</text:span></text:span></text:p>
      <text:p text:style-name="Text_20_body"><text:span text:style-name="Teletype"><text:span text:style-name="T14"><text:s text:c="2"/>else if (IRstring.substring(7,11) == speed14){speed_val = 255;}</text:span></text:span></text:p>
      <text:p text:style-name="Text_20_body"><text:span text:style-name="Teletype"><text:span text:style-name="T14"><text:s text:c="2"/>else <text:s text:c="3"/>{speed_val = 0;} <text:s text:c="2"/>// if the string cannot match any of the recorded values, set the speed value to 0 PWM (stop).</text:span></text:span></text:p>
      <text:p text:style-name="Text_20_body"><text:span text:style-name="Teletype"><text:span text:style-name="T14"/></text:span></text:p>
      <text:p text:style-name="Text_20_body"><text:soft-page-break/><text:span text:style-name="Teletype"><text:span text:style-name="T14"><text:s text:c="2"/>// set both m1_val (motor 1) and m2_val (motor 2) equal to the speed_val we just set above</text:span></text:span></text:p>
      <text:p text:style-name="Text_20_body"><text:span text:style-name="Teletype"><text:span text:style-name="T14"><text:s text:c="2"/>m1_val = speed_val; </text:span></text:span></text:p>
      <text:p text:style-name="Text_20_body"><text:span text:style-name="Teletype"><text:span text:style-name="T14"><text:s text:c="2"/>m2_val = speed_val;</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4">As you can see, this code is very straightforward – if the 4 digits of the string that we care about (indexes 7-10) for the speed decoding match any of the recorded values from our chart above, <text:s/>set the speed value accordingly (between 0 and 255). Otherwise, if no signal is received, turn the motors off. After calculating the initial value for each motor based only on the speed_val, we must now factor in the turning bias if one exists.</text:span></text:span></text:p>
      <text:p text:style-name="Text_20_body"><text:span text:style-name="Teletype"><text:span text:style-name="T14"/></text:span></text:p>
      <text:h text:style-name="Heading_20_3" text:outline-level="3"><text:span text:style-name="Teletype"><text:span text:style-name="T16">Decoding Turn</text:span></text:span></text:h>
      <text:p text:style-name="Text_20_body"><text:span text:style-name="Teletype"><text:span text:style-name="T16"><text:s text:c="2"/></text:span></text:span><text:span text:style-name="Teletype"><text:span text:style-name="T12">Decoding the turn signal is much easier than the speed, because I only observed 6 steps of resolution total for both left and right. This means that there are only 3 steps to the left and 3 steps to the right. As it turns out, this is more than enough resolution to precisely steer our robot – remember that we also have 14 steps of speed resolution to combine with each of the 3 steps of steering resolution... this provides more control than you might guess. I noticed when observing the Serial monitor strings produced when I moved the steering control stick only, that the only bits that moved were in index positions 15, 16, and 17. These are my recorded unique steering values:</text:span></text:span></text:p>
      <text:p text:style-name="Text_20_body"><text:span text:style-name="Teletype"><text:span text:style-name="T12"/></text:span></text:p>
      <text:p text:style-name="Text_20_body"><text:span text:style-name="Teletype"><text:span text:style-name="T14">// turning codes are contained in indexes 15, 16, &amp; 17</text:span></text:span></text:p>
      <text:p text:style-name="Text_20_body"><text:span text:style-name="Teletype"><text:span text:style-name="T14">String left1 = "111";</text:span></text:span></text:p>
      <text:p text:style-name="Text_20_body"><text:span text:style-name="Teletype"><text:span text:style-name="T14">String left2 = "110";</text:span></text:span></text:p>
      <text:p text:style-name="Text_20_body"><text:span text:style-name="Teletype"><text:span text:style-name="T14">String left3 = "101";</text:span></text:span></text:p>
      <text:p text:style-name="Text_20_body"><text:span text:style-name="Teletype"><text:span text:style-name="T14">String right1 = "001";</text:span></text:span></text:p>
      <text:p text:style-name="Text_20_body"><text:span text:style-name="Teletype"><text:span text:style-name="T14">String right2 = "010";</text:span></text:span></text:p>
      <text:p text:style-name="Text_20_body"><text:span text:style-name="Teletype"><text:span text:style-name="T14">String right3 = "011";</text:span></text:span></text:p>
      <text:p text:style-name="Text_20_body"><text:span text:style-name="Teletype"><text:span text:style-name="T16"/></text:span></text:p>
      <text:p text:style-name="P6"><text:span text:style-name="Teletype"><text:span text:style-name="T11"><text:s text:c="2"/>As you can see, there are far fewer codes used for steering than for the speed. As with the speed values, if your steering values have different boolean values, you can change them in the String variable declarations above. After declaring the unique codes, we can simply use the decode_turn() function to check the index positions 15, 16, and 17 to see if they match the recorded string variables listed. If there is any match, a corresponding turn bias is applied to the m1_val and m2_val variables to make one slower than the other. On a tank steering robot, slowing down either motor will make the robot turn in that direction – with this in mind, I chose some arbitrary biases for each of the 3 turning stages. The first should be subtle, so I left one motor alone and divided the other in half to make the robot turn. The second step should be more noticeable but still controllable, so I more drastically set the <text:s/>one motor to 0 and other to double its value – this makes a much more aggressive turn rate. Lastly, the third stage is used to turn in place. Also called a “zero-turn”, this occurs when one motor spins forward and the other motor spins in reverse, effectively spinning in place – the speed value still determines how fast each motor spins. </text:span></text:span></text:p>
      <text:p text:style-name="Text_20_body"><text:span text:style-name="Teletype"><text:span text:style-name="T16"/></text:span></text:p>
      <text:p text:style-name="Text_20_body"><text:soft-page-break/><text:span text:style-name="Teletype"><text:span text:style-name="T14">void decode_turn(){</text:span></text:span></text:p>
      <text:p text:style-name="Text_20_body"><text:span text:style-name="Teletype"><text:span text:style-name="T14"><text:s text:c="2"/>// check for a turn code (there were 6 unique codes on my remote)</text:span></text:span></text:p>
      <text:p text:style-name="Text_20_body"><text:span text:style-name="Teletype"><text:span text:style-name="T14"><text:s text:c="2"/>// 3 steps in each direction</text:span></text:span></text:p>
      <text:p text:style-name="Text_20_body"><text:span text:style-name="Teletype"><text:span text:style-name="T14"><text:s text:c="2"/>if (IRstring.substring(15,18) == left1){</text:span></text:span></text:p>
      <text:p text:style-name="Text_20_body"><text:span text:style-name="Teletype"><text:span text:style-name="T14"><text:s text:c="4"/>// turn left slightly (left1)</text:span></text:span></text:p>
      <text:p text:style-name="Text_20_body"><text:span text:style-name="Teletype"><text:span text:style-name="T14"><text:s text:c="4"/>m1_val = speed_val / 2;</text:span></text:span></text:p>
      <text:p text:style-name="Text_20_body"><text:span text:style-name="Teletype"><text:span text:style-name="T14"><text:s text:c="4"/>m2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left2){</text:span></text:span></text:p>
      <text:p text:style-name="Text_20_body"><text:span text:style-name="Teletype"><text:span text:style-name="T14"><text:s text:c="4"/>// turn left moderately (left2)</text:span></text:span></text:p>
      <text:p text:style-name="Text_20_body"><text:span text:style-name="Teletype"><text:span text:style-name="T14"><text:s text:c="4"/>m1_val = 0;</text:span></text:span></text:p>
      <text:p text:style-name="Text_20_body"><text:span text:style-name="Teletype"><text:span text:style-name="T14"><text:s text:c="4"/>m2_val = speed_val * 2;</text:span></text:span></text:p>
      <text:p text:style-name="Text_20_body"><text:span text:style-name="Teletype"><text:span text:style-name="T14"><text:s text:c="2"/>}</text:span></text:span></text:p>
      <text:p text:style-name="Text_20_body"><text:span text:style-name="Teletype"><text:span text:style-name="T14"><text:s text:c="2"/>else if (IRstring.substring(15,18) == left3){</text:span></text:span></text:p>
      <text:p text:style-name="Text_20_body"><text:span text:style-name="Teletype"><text:span text:style-name="T14"><text:s text:c="4"/>// turn left extremely (left3)</text:span></text:span></text:p>
      <text:p text:style-name="Text_20_body"><text:span text:style-name="Teletype"><text:span text:style-name="T14"><text:s text:c="4"/>m1_val = -speed_val;</text:span></text:span></text:p>
      <text:p text:style-name="Text_20_body"><text:span text:style-name="Teletype"><text:span text:style-name="T14"><text:s text:c="4"/>m2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right1){</text:span></text:span></text:p>
      <text:p text:style-name="Text_20_body"><text:span text:style-name="Teletype"><text:span text:style-name="T14"><text:s text:c="4"/>// turn right slightly (right1)</text:span></text:span></text:p>
      <text:p text:style-name="Text_20_body"><text:span text:style-name="Teletype"><text:span text:style-name="T14"><text:s text:c="4"/>m2_val = speed_val / 2;</text:span></text:span></text:p>
      <text:p text:style-name="Text_20_body"><text:span text:style-name="Teletype"><text:span text:style-name="T14"><text:s text:c="4"/>m1_val = speed_val;</text:span></text:span></text:p>
      <text:p text:style-name="Text_20_body"><text:span text:style-name="Teletype"><text:span text:style-name="T14"><text:s text:c="2"/>}</text:span></text:span></text:p>
      <text:p text:style-name="Text_20_body"><text:span text:style-name="Teletype"><text:span text:style-name="T14"><text:s text:c="2"/>else if (IRstring.substring(15,18) == right2){</text:span></text:span></text:p>
      <text:p text:style-name="Text_20_body"><text:span text:style-name="Teletype"><text:span text:style-name="T14"><text:s text:c="4"/>// turn right moderately (right2)</text:span></text:span></text:p>
      <text:p text:style-name="Text_20_body"><text:span text:style-name="Teletype"><text:span text:style-name="T14"><text:s text:c="4"/>m2_val = 0;</text:span></text:span></text:p>
      <text:p text:style-name="Text_20_body"><text:span text:style-name="Teletype"><text:span text:style-name="T14"><text:s text:c="4"/>m1_val = speed_val * 2;</text:span></text:span></text:p>
      <text:p text:style-name="Text_20_body"><text:span text:style-name="Teletype"><text:span text:style-name="T14"><text:s text:c="2"/>}</text:span></text:span></text:p>
      <text:p text:style-name="Text_20_body"><text:span text:style-name="Teletype"><text:span text:style-name="T14"><text:s text:c="2"/>else if (IRstring.substring(15,18) == right3){</text:span></text:span></text:p>
      <text:p text:style-name="Text_20_body"><text:span text:style-name="Teletype"><text:span text:style-name="T14"><text:s text:c="4"/>// turn right extremely (right3)</text:span></text:span></text:p>
      <text:p text:style-name="Text_20_body"><text:span text:style-name="Teletype"><text:span text:style-name="T14"><text:s text:c="4"/>m2_val = -speed_val;</text:span></text:span></text:p>
      <text:p text:style-name="Text_20_body"><text:span text:style-name="Teletype"><text:span text:style-name="T14"><text:s text:c="4"/>m1_val = speed_val;</text:span></text:span></text:p>
      <text:p text:style-name="Text_20_body"><text:span text:style-name="Teletype"><text:span text:style-name="T14"><text:s text:c="2"/>}</text:span></text:span></text:p>
      <text:p text:style-name="Text_20_body"><text:span text:style-name="Teletype"><text:span text:style-name="T14"><text:s text:c="2"/>else <text:s text:c="3"/>{</text:span></text:span></text:p>
      <text:p text:style-name="Text_20_body"><text:span text:style-name="Teletype"><text:span text:style-name="T14"><text:s text:c="4"/>// otherwise, do nothing to the speed values</text:span></text:span></text:p>
      <text:p text:style-name="Text_20_body"><text:span text:style-name="Teletype"><text:span text:style-name="T14"><text:s text:c="2"/>}</text:span></text:span></text:p>
      <text:p text:style-name="Text_20_body"><text:span text:style-name="Teletype"><text:span text:style-name="T14">}</text:span></text:span></text:p>
      <text:p text:style-name="Text_20_body"><text:span text:style-name="Teletype"><text:span text:style-name="T14"/></text:span></text:p>
      <text:p text:style-name="Text_20_body"><text:soft-page-break/><text:span text:style-name="Teletype"><text:span text:style-name="T11"><text:s text:c="2"/>You might have noticed how some of the speed values are changed to negative. This is not how the values are written to the motor-controller (as a negative number would not work for PWM), but instead how we will determine if a motor should be going in reverse. Later in the sketch there is a failsafe that </text:span></text:span><text:span text:style-name="Teletype"><text:span text:style-name="T11">re-converts the signal back to positive before being written to the motor-controller.</text:span></text:span></text:p>
      <text:p text:style-name="Text_20_body"><text:span text:style-name="Teletype"><text:span text:style-name="T11"/></text:span></text:p>
      <text:h text:style-name="Heading_20_3" text:outline-level="3"><text:span text:style-name="Teletype"><text:span text:style-name="T16">Decode Button</text:span></text:span></text:h>
      <text:p text:style-name="Text_20_body"><text:span text:style-name="Teletype"><text:span text:style-name="T11"/></text:span></text:p>
      <text:p text:style-name="Text_20_body"><text:span text:style-name="Teletype"><text:span text:style-name="T16">Limit Signal</text:span></text:span></text:p>
      <text:p text:style-name="Text_20_body"><text:span text:style-name="Teletype"><text:span text:style-name="T11"/></text:span></text:p>
      <text:p text:style-name="Text_20_body"><text:span text:style-name="Teletype"><text:span text:style-name="T11"><text:s text:c="2"/>The signal limiting function is used to make sure no erroneous values are sent to the motor-controller. Since the Arduino's possible PWM value ranges from 0 to 255, we don't want to write any values above 255 because the Arduino will then throw an electronic temper tantrum and start writing random values to the motor-controller, which usually makes the robot start acting sporadic. This isn't the end of the world, but it can heat up your motor controller and is annoying, so this simple function takes care of it.</text:span></text:span></text:p>
      <text:p text:style-name="Text_20_body"><text:span text:style-name="Teletype"><text:span text:style-name="T11"/></text:span></text:p>
      <text:p text:style-name="Text_20_body"><text:span text:style-name="Teletype"><text:span text:style-name="T14">void limit_signal(){</text:span></text:span></text:p>
      <text:p text:style-name="Text_20_body"><text:span text:style-name="Teletype"><text:span text:style-name="T20"><text:s text:c="2"/>// this is just a function to check each motor value and make sure neither exceeds +/-255</text:span></text:span></text:p>
      <text:p text:style-name="Text_20_body"><text:span text:style-name="Teletype"><text:span text:style-name="T20"><text:s text:c="2"/>// if either value does, set it to the max of +/-255... we don't want any sporadic values sent to the motor-controller</text:span></text:span></text:p>
      <text:p text:style-name="Text_20_body"><text:span text:style-name="Teletype"><text:span text:style-name="T14"><text:s text:c="2"/>if (m1_val &gt; 255){ m1_val = 255; }</text:span></text:span></text:p>
      <text:p text:style-name="Text_20_body"><text:span text:style-name="Teletype"><text:span text:style-name="T14"><text:s text:c="2"/>else if (m1_val &lt; -255){ m1_val = -255; }</text:span></text:span></text:p>
      <text:p text:style-name="Text_20_body"><text:span text:style-name="Teletype"><text:span text:style-name="T14"><text:s text:c="2"/></text:span></text:span></text:p>
      <text:p text:style-name="Text_20_body"><text:span text:style-name="Teletype"><text:span text:style-name="T14"><text:s text:c="2"/>if (m2_val &gt; 255){ m2_val = 255; }</text:span></text:span></text:p>
      <text:p text:style-name="Text_20_body"><text:span text:style-name="Teletype"><text:span text:style-name="T14"><text:s text:c="2"/>else if (m2_val &lt; -255){ m2_val = -255; }</text:span></text:span></text:p>
      <text:p text:style-name="Text_20_body"><text:span text:style-name="Teletype"><text:span text:style-name="T14">}</text:span></text:span></text:p>
      <text:p text:style-name="Text_20_body"><text:span text:style-name="Teletype"><text:span text:style-name="T14"></text:span></text:span></text:p>
      <text:p text:style-name="Text_20_body"><text:span text:style-name="Teletype"><text:span text:style-name="T11"><text:s text:c="2"/>Remember that to reverse a motor using this code, we simply set the motor value (m1_val or m2_val) to be negative - we will convert those values back to positive, but not yet. For now, we will just make sure that if m1_val is above 255 or below -255, then we should just go ahead and cap the value at its max (+/-255). Then obviously do the same for m2_val. Now it is time to convert these values into forward or reverse speed values and write those values to the motors.</text:span></text:span></text:p>
      <text:p text:style-name="Text_20_body"><text:span text:style-name="Teletype"><text:span text:style-name="T11"/></text:span></text:p>
      <text:p text:style-name="Text_20_body"><text:span text:style-name="Teletype"><text:span text:style-name="T16">Write Motors</text:span></text:span></text:p>
      <text:p text:style-name="Text_20_body"><text:span text:style-name="Teletype"><text:span text:style-name="T16"/></text:span></text:p>
      <text:p text:style-name="Text_20_body"><text:span text:style-name="Teletype"><text:span text:style-name="T14"></text:span></text:span><text:span text:style-name="Teletype"><text:span text:style-name="T11"> <text:s/>To write values to the motors, we will use the motor functions discussed in the MakeBlock chapter. Here will simply call those functions (m1_forward(), m2_reverse(), etc..) and pass in the PWM speed value for that motor, either m1_val or m2_val. Deciding what direction to go is likewise easy to determine - <text:s/>positive values go forward and negative values go reverse. If the value is 0, just stop that motor. </text:span></text:span></text:p>
      <text:p text:style-name="Text_20_body"><text:span text:style-name="Teletype"><text:span text:style-name="T11"><text:s text:c="2"/>We will leave positive values alone and send them to the forward motor commands. Remember that </text:span></text:span><text:soft-page-break/><text:span text:style-name="Teletype"><text:span text:style-name="T11">we cannot </text:span></text:span><text:span text:style-name="Teletype"><text:span text:style-name="T13">actually</text:span></text:span><text:span text:style-name="Teletype"><text:span text:style-name="T11"> write a negative value to the motors, so we will reverse the polarity of negative values by simply adding a negative sign in front of the variable, thereby sending a positive value to the reverse motor commands. Again, stop each motor separately using the motor stop commands. The below function uses some “if” statements to check the polarity of the value and then accordingly write either m1_forward(m1_val), m1_reverse(-m1_val), or m1_stop() to set the direction (likewise for m2).</text:span></text:span></text:p>
      <text:p text:style-name="Text_20_body"><text:span text:style-name="Teletype"><text:span text:style-name="T11"/></text:span></text:p>
      <text:p text:style-name="Text_20_body"><text:span text:style-name="Teletype"><text:span text:style-name="T14">void write_motors(){</text:span></text:span></text:p>
      <text:p text:style-name="Text_20_body"><text:span text:style-name="Teletype"><text:span text:style-name="T20"><text:s text:c="2"/>// check direction of m1_val and write appropriately</text:span></text:span></text:p>
      <text:p text:style-name="Text_20_body"><text:span text:style-name="Teletype"><text:span text:style-name="T14"><text:s text:c="2"/>if (m1_val &gt; 0){</text:span></text:span></text:p>
      <text:p text:style-name="Text_20_body"><text:span text:style-name="Teletype"><text:span text:style-name="T14"><text:s text:c="4"/></text:span></text:span><text:span text:style-name="Teletype"><text:span text:style-name="T20">// if m1_val is above 0, we are going forward, using m1_val to set the PWM duty-cycle (motor speed)</text:span></text:span><text:span text:style-name="Teletype"><text:span text:style-name="T14"></text:span></text:span></text:p>
      <text:p text:style-name="Text_20_body"><text:span text:style-name="Teletype"><text:span text:style-name="T14"><text:s text:c="4"/>m1_forward(m1_val); </text:span></text:span></text:p>
      <text:p text:style-name="Text_20_body"><text:span text:style-name="Teletype"><text:span text:style-name="T14"><text:s text:c="2"/>}</text:span></text:span></text:p>
      <text:p text:style-name="Text_20_body"><text:span text:style-name="Teletype"><text:span text:style-name="T14"><text:s text:c="2"/>else if (m1_val &lt; 0){</text:span></text:span></text:p>
      <text:p text:style-name="Text_20_body"><text:span text:style-name="Teletype"><text:span text:style-name="T14"><text:s text:c="4"/></text:span></text:span><text:span text:style-name="Teletype"><text:span text:style-name="T20">// if m1_val is below 0, go reverse using -m1_val (which will now be a positive number) to set the PWM duty-cycle.</text:span></text:span><text:span text:style-name="Teletype"><text:span text:style-name="T14"></text:span></text:span></text:p>
      <text:p text:style-name="Text_20_body"><text:span text:style-name="Teletype"><text:span text:style-name="T14"><text:s text:c="4"/>m1_reverse(-m1_val); </text:span></text:span></text:p>
      <text:p text:style-name="Text_20_body"><text:span text:style-name="Teletype"><text:span text:style-name="T14"><text:s text:c="2"/>}</text:span></text:span></text:p>
      <text:p text:style-name="Text_20_body"><text:span text:style-name="Teletype"><text:span text:style-name="T14"><text:s text:c="2"/>else {</text:span></text:span></text:p>
      <text:p text:style-name="Text_20_body"><text:span text:style-name="Teletype"><text:span text:style-name="T14"><text:s text:c="4"/>m1_stop(); </text:span></text:span><text:span text:style-name="Teletype"><text:span text:style-name="T20">// otherwise, stop this motor</text:span></text:span></text:p>
      <text:p text:style-name="Text_20_body"><text:span text:style-name="Teletype"><text:span text:style-name="T14"><text:s text:c="2"/>}</text:span></text:span></text:p>
      <text:p text:style-name="Text_20_body"><text:span text:style-name="Teletype"><text:span text:style-name="T14"><text:s text:c="2"/></text:span></text:span><text:span text:style-name="Teletype"><text:span text:style-name="T20">// check direction of m2_val and write appropriately</text:span></text:span><text:span text:style-name="Teletype"><text:span text:style-name="T14"></text:span></text:span></text:p>
      <text:p text:style-name="Text_20_body"><text:span text:style-name="Teletype"><text:span text:style-name="T14"><text:s text:c="2"/>if (m2_val &gt; 0){</text:span></text:span></text:p>
      <text:p text:style-name="Text_20_body"><text:span text:style-name="Teletype"><text:span text:style-name="T20"><text:s text:c="4"/>// if m2_val is above 0, we are going forward using m1_val to set the PWM duty-cycle (motor speed)</text:span></text:span></text:p>
      <text:p text:style-name="Text_20_body"><text:span text:style-name="Teletype"><text:span text:style-name="T14"><text:s text:c="4"/>m2_forward(m2_val);</text:span></text:span></text:p>
      <text:p text:style-name="Text_20_body"><text:span text:style-name="Teletype"><text:span text:style-name="T14"><text:s text:c="2"/>}</text:span></text:span></text:p>
      <text:p text:style-name="Text_20_body"><text:span text:style-name="Teletype"><text:span text:style-name="T14"><text:s text:c="2"/>else if (m2_val &lt; 0){</text:span></text:span></text:p>
      <text:p text:style-name="Text_20_body"><text:span text:style-name="Teletype"><text:span text:style-name="T14"><text:s text:c="4"/></text:span></text:span><text:span text:style-name="Teletype"><text:span text:style-name="T20">// if m2_val is below 0, go reverse using -m1_val (which will now be a positive number) to set the PWM duty-cycle.</text:span></text:span><text:span text:style-name="Teletype"><text:span text:style-name="T14"></text:span></text:span></text:p>
      <text:p text:style-name="Text_20_body"><text:span text:style-name="Teletype"><text:span text:style-name="T14"><text:s text:c="4"/>m2_reverse(-m2_val); </text:span></text:span></text:p>
      <text:p text:style-name="Text_20_body"><text:span text:style-name="Teletype"><text:span text:style-name="T14"><text:s text:c="2"/>}</text:span></text:span></text:p>
      <text:p text:style-name="Text_20_body"><text:span text:style-name="Teletype"><text:span text:style-name="T14"><text:s text:c="2"/>else {</text:span></text:span></text:p>
      <text:p text:style-name="Text_20_body"><text:span text:style-name="Teletype"><text:span text:style-name="T14"><text:s text:c="4"/>m2_stop(); </text:span></text:span><text:span text:style-name="Teletype"><text:span text:style-name="T20">// otherwise, stop this motor</text:span></text:span></text:p>
      <text:p text:style-name="Text_20_body"><text:span text:style-name="Teletype"><text:span text:style-name="T14"><text:s text:c="2"/>}</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1">Now that we have discussed each individual function in the sketch, we will go through the main loop function to show what is happening.</text:span></text:span></text:p>
      <text:p text:style-name="Text_20_body"><text:span text:style-name="Teletype"><text:span text:style-name="T11"/></text:span></text:p>
      <text:p text:style-name="Text_20_body"><text:span text:style-name="Teletype"><text:span text:style-name="T16">Putting it all together: the loop() function</text:span></text:span></text:p>
      <text:p text:style-name="Text_20_body"><text:span text:style-name="Teletype"><text:span text:style-name="T16"/></text:span></text:p>
      <text:p text:style-name="Text_20_body"><text:soft-page-break/><text:span text:style-name="Teletype"><text:span text:style-name="T16"><text:s text:c="2"/></text:span></text:span><text:span text:style-name="Teletype"><text:span text:style-name="T11">The main loop function is the core of what we are doing in this sketch – all of the functions that we have discussed so far are called from the main loop function. The very first thing we will do is call the pulse() function which will call the pulseIn() command to read the pin we connected the IR receiver to (pin 6 for me). If there is a pulse present on this pin, a variable called pulse_val will be set equal to the length of time that the pulse was HIGH from the IR receiver, in microseconds.</text:span></text:span></text:p>
      <text:p text:style-name="Text_20_body"><text:span text:style-name="Teletype"><text:span text:style-name="T11"><text:s text:c="2"/>The next step after reading the pulse_pin, is to check the new value to see if it contains a valid pulse (greater than 0 microseconds). If so, we will then assume that a new set of pulses is being received and we should start to build the String object. Set the “reading” variable equal to true to indicate that we have just read a valid pulse (this is a flag that is useful in the next cycle). </text:span></text:span></text:p>
      <text:p text:style-name="Text_20_body"><text:span text:style-name="Teletype"><text:span text:style-name="T11"><text:s text:c="2"/>Now it is time to booleanize() the pulse value we just received – remember that this just checks the length and converts it into either a 1 or 0 to be appended to the string. Next we will add the new booleanized pulse_val into the end of the string called “IRstring”, using the += operator that simply says a += b is the same as a = a + b.</text:span></text:span></text:p>
      <text:p text:style-name="Text_20_body"><text:span text:style-name="Teletype"><text:span text:style-name="T11"><text:s text:c="2"/>Finally, we will set the loop_counter variable equal to 0, to signify that it has been 0 loop cycles since we last read a valid pulse signal (we just read one). This counter variable is useful when we stop reading pulses, so we know how long it has been since the last valid pulse. If it has only been 3 or 4 loop cycles since the last signal (a fraction of a second), we should just let the robot keep doing what it was doing when it last received a good signal... though if it has been 100 or so cycles since receiving a good signal (about 1 second or so), we should probably stop the robot to keep it from hitting something. Skipping a few bad signals keeps the robot from being jerky and sporadic every time a signal is distorted or fails to reach the sensor. </text:span></text:span></text:p>
      <text:p text:style-name="Text_20_body"><text:span text:style-name="Teletype"><text:span text:style-name="T11"><text:s text:c="2"/>As long as we are receiving a train of pulse signals, this process will repeat 20 or so times until we reach the end of the pulses for that signal. Skip down below the code to see what happens when we stop receiving pulses.</text:span></text:span></text:p>
      <text:p text:style-name="Text_20_body"><text:span text:style-name="Teletype"><text:span text:style-name="T11"/></text:span></text:p>
      <text:p text:style-name="Text_20_body"><text:span text:style-name="Teletype"><text:span text:style-name="T14">void loop() {</text:span></text:span></text:p>
      <text:p text:style-name="Text_20_body"><text:span text:style-name="Teletype"><text:span text:style-name="T14"><text:s text:c="2"/></text:span></text:span><text:span text:style-name="Teletype"><text:span text:style-name="T20">// get a pulse reading from the IR sensor</text:span></text:span><text:span text:style-name="Teletype"><text:span text:style-name="T14"></text:span></text:span></text:p>
      <text:p text:style-name="Text_20_body"><text:span text:style-name="Teletype"><text:span text:style-name="T14"><text:s text:c="2"/>pulse(); </text:span></text:span></text:p>
      <text:p text:style-name="Text_20_body"><text:span text:style-name="Teletype"><text:span text:style-name="T14"><text:s text:c="2"/></text:span></text:span><text:span text:style-name="Teletype"><text:span text:style-name="T20">// now check to see if it is a valide pulse was read (any pulse greater than 0 microseconds)</text:span></text:span><text:span text:style-name="Teletype"><text:span text:style-name="T14"></text:span></text:span></text:p>
      <text:p text:style-name="Text_20_body"><text:span text:style-name="Teletype"><text:span text:style-name="T14"><text:s text:c="2"/>if (pulse_val &gt; 0){</text:span></text:span></text:p>
      <text:p text:style-name="Text_20_body"><text:span text:style-name="Teletype"><text:span text:style-name="T14"><text:s text:c="4"/>reading = true; </text:span></text:span><text:span text:style-name="Teletype"><text:span text:style-name="T20">// if so, assert that we are reading a pulse (so we will later know when the pulses stop)</text:span></text:span></text:p>
      <text:p text:style-name="Text_20_body"><text:span text:style-name="Teletype"><text:span text:style-name="T14"><text:s text:c="4"/>booleanize(); </text:span></text:span><text:span text:style-name="Teletype"><text:span text:style-name="T20">// convert each current pulse into a boolean 0 or 1</text:span></text:span></text:p>
      <text:p text:style-name="Text_20_body"><text:span text:style-name="Teletype"><text:span text:style-name="T14"><text:s text:c="4"/>IRstring += pulse_val; </text:span></text:span><text:span text:style-name="Teletype"><text:span text:style-name="T20">// append each new value to a string data object instead of an array. </text:span></text:span></text:p>
      <text:p text:style-name="Text_20_body"><text:span text:style-name="Teletype"><text:span text:style-name="T14"><text:s text:c="4"/>loop_counter = 0; </text:span></text:span><text:span text:style-name="Teletype"><text:span text:style-name="T20">// since we just read a pulse, reset the pulse counter to 0.</text:span></text:span></text:p>
      <text:p text:style-name="Text_20_body"><text:span text:style-name="Teletype"><text:span text:style-name="T14"><text:s text:c="2"/>}</text:span></text:span></text:p>
      <text:p text:style-name="Text_20_body"><text:span text:style-name="Teletype"><text:span text:style-name="T14"><text:s text:c="2"/></text:span></text:span><text:span text:style-name="Teletype"><text:span text:style-name="T20">// else if the pulse is not greater than 0...</text:span></text:span><text:span text:style-name="Teletype"><text:span text:style-name="T14"></text:span></text:span></text:p>
      <text:p text:style-name="Text_20_body"><text:span text:style-name="Teletype"><text:span text:style-name="T14"><text:s text:c="2"/>else {</text:span></text:span></text:p>
      <text:p text:style-name="Text_20_body"><text:span text:style-name="Teletype"><text:span text:style-name="T14"><text:s text:c="4"/></text:span></text:span><text:span text:style-name="Teletype"><text:span text:style-name="T20">// if this is the first non-pulse loop cycle after a set of pulses, go ahead and close out the string</text:span></text:span><text:span text:style-name="Teletype"><text:span text:style-name="T14"></text:span></text:span></text:p>
      <text:p text:style-name="Text_20_body"><text:span text:style-name="Teletype"><text:span text:style-name="T14"><text:s text:c="4"/>if (reading == true){</text:span></text:span></text:p>
      <text:p text:style-name="Text_20_body"><text:span text:style-name="Teletype"><text:span text:style-name="T20"><text:s text:c="6"/>// OK, we have the end of a signal. Now let's check to make sure the resulting IRstring is long enough </text:span></text:span></text:p>
      <text:p text:style-name="Text_20_body"><text:span text:style-name="Teletype"><text:span text:style-name="T14"><text:s text:c="6"/>if (IRstring.length() &gt;= string_length){</text:span></text:span></text:p>
      <text:p text:style-name="Text_20_body"><text:span text:style-name="Teletype"><text:span text:style-name="T20"><text:s text:c="8"/>// if the string we just got is the appropriate length, let's get moving!</text:span></text:span></text:p>
      <text:p text:style-name="Text_20_body"><text:soft-page-break/><text:span text:style-name="Teletype"><text:span text:style-name="T14"><text:s text:c="8"/>decode_speed(); <text:s/></text:span></text:span><text:span text:style-name="Teletype"><text:span text:style-name="T20">// check speed value</text:span></text:span></text:p>
      <text:p text:style-name="Text_20_body"><text:span text:style-name="Teletype"><text:span text:style-name="T14"><text:s text:c="8"/>decode_turn(); <text:s/></text:span></text:span><text:span text:style-name="Teletype"><text:span text:style-name="T20">// check for turn</text:span></text:span><text:span text:style-name="Teletype"><text:span text:style-name="T14"></text:span></text:span></text:p>
      <text:p text:style-name="Text_20_body"><text:span text:style-name="Teletype"><text:span text:style-name="T14"><text:s text:c="8"/>decode_button(); <text:s/></text:span></text:span><text:span text:style-name="Teletype"><text:span text:style-name="T20">// check for button</text:span></text:span><text:span text:style-name="Teletype"><text:span text:style-name="T14"></text:span></text:span></text:p>
      <text:p text:style-name="Text_20_body"><text:span text:style-name="Teletype"><text:span text:style-name="T14"><text:s text:c="8"/>limit_signal(); <text:s/></text:span></text:span><text:span text:style-name="Teletype"><text:span text:style-name="T20">// check and limit the signal so no bad value is written to the H-bridge </text:span></text:span><text:span text:style-name="Teletype"><text:span text:style-name="T14"></text:span></text:span></text:p>
      <text:p text:style-name="Text_20_body"><text:span text:style-name="Teletype"><text:span text:style-name="T14"><text:s text:c="8"/>write_motors(); <text:s/></text:span></text:span><text:span text:style-name="Teletype"><text:span text:style-name="T20">// finally, write the values to the motors</text:span></text:span></text:p>
      <text:p text:style-name="Text_20_body"><text:span text:style-name="Teletype"><text:span text:style-name="T14"><text:s text:c="6"/>}</text:span></text:span></text:p>
      <text:p text:style-name="Text_20_body"><text:span text:style-name="Teletype"><text:span text:style-name="T14"><text:s text:c="6"/>Serial.println(IRstring); </text:span></text:span><text:span text:style-name="Teletype"><text:span text:style-name="T20">// Now print the full String to the Serial monitor</text:span></text:span></text:p>
      <text:p text:style-name="Text_20_body"><text:span text:style-name="Teletype"><text:span text:style-name="T14"><text:s text:c="6"/>IRstring = ""; <text:s/></text:span></text:span><text:span text:style-name="Teletype"><text:span text:style-name="T20">// and set the string object to be empty "", so we can start over</text:span></text:span></text:p>
      <text:p text:style-name="Text_20_body"><text:span text:style-name="Teletype"><text:span text:style-name="T14"><text:s text:c="4"/>}</text:span></text:span></text:p>
      <text:p text:style-name="Text_20_body"><text:span text:style-name="Teletype"><text:span text:style-name="T14"><text:s text:c="4"/>reading = false; </text:span></text:span><text:span text:style-name="Teletype"><text:span text:style-name="T20">// since we are no longer reading a pulse anymore, set the reading value to false</text:span></text:span></text:p>
      <text:p text:style-name="Text_20_body"><text:span text:style-name="Teletype"><text:span text:style-name="T14"><text:s text:c="4"/>loop_counter++;</text:span></text:span><text:span text:style-name="Teletype"><text:span text:style-name="T20"> // increment the loop counter by adding 1 to it</text:span></text:span></text:p>
      <text:p text:style-name="Text_20_body"><text:span text:style-name="Teletype"><text:span text:style-name="T14"><text:s text:c="4"/></text:span></text:span><text:span text:style-name="Teletype"><text:span text:style-name="T20">// check to see if the loop count has reached 100 cycles without receiving a pulse signal</text:span></text:span><text:span text:style-name="Teletype"><text:span text:style-name="T14"></text:span></text:span></text:p>
      <text:p text:style-name="Text_20_body"><text:span text:style-name="Teletype"><text:span text:style-name="T14"><text:s text:c="4"/>if (loop_counter &gt; 100){</text:span></text:span></text:p>
      <text:p text:style-name="Text_20_body"><text:span text:style-name="Teletype"><text:span text:style-name="T20"><text:s text:c="6"/>// at this point, it has been 100 loop cycles (a second or so) without receiving an IR signal</text:span></text:span></text:p>
      <text:p text:style-name="Text_20_body"><text:span text:style-name="Teletype"><text:span text:style-name="T14"><text:s text:c="6"/>m1_stop(); </text:span></text:span><text:span text:style-name="Teletype"><text:span text:style-name="T20">// so we need to stop both motors</text:span></text:span></text:p>
      <text:p text:style-name="Text_20_body"><text:span text:style-name="Teletype"><text:span text:style-name="T14"><text:s text:c="6"/>m2_stop(); </text:span></text:span><text:span text:style-name="Teletype"><text:span text:style-name="T20">// to keep the robot from driving off into the sunset without us</text:span></text:span></text:p>
      <text:p text:style-name="Text_20_body"><text:span text:style-name="Teletype"><text:span text:style-name="T14"><text:s text:c="6"/>loop_counter = 0;</text:span></text:span><text:span text:style-name="Teletype"><text:span text:style-name="T20"> // also, since we have stopped the robot, we can reset the loop counter</text:span></text:span></text:p>
      <text:p text:style-name="Text_20_body"><text:span text:style-name="Teletype"><text:span text:style-name="T14"><text:s text:c="4"/>}</text:span></text:span></text:p>
      <text:p text:style-name="Text_20_body"><text:span text:style-name="Teletype"><text:span text:style-name="T14"><text:s text:c="2"/>}</text:span></text:span></text:p>
      <text:p text:style-name="Text_20_body"><text:span text:style-name="Teletype"><text:span text:style-name="T14">}</text:span></text:span></text:p>
      <text:p text:style-name="Text_20_body"><text:span text:style-name="Teletype"><text:span text:style-name="T14"/></text:span></text:p>
      <text:p text:style-name="Text_20_body"><text:span text:style-name="Teletype"><text:span text:style-name="T11"><text:s text:c="2"/>That's 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10-03T21:17:09</dc:date>
    <dc:creator>JD </dc:creator>
    <meta:editing-duration>P1DT59M28S</meta:editing-duration>
    <meta:editing-cycles>64</meta:editing-cycles>
    <meta:document-statistic meta:table-count="2" meta:image-count="0" meta:object-count="0" meta:page-count="16" meta:paragraph-count="737" meta:word-count="7003" meta:character-count="38308" meta:non-whitespace-character-count="31008"/>
  </office:meta>
</office:document-meta>
</file>